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90000032BDA98D87916BD9C8F.png" manifest:media-type="image/png"/>
  <manifest:file-entry manifest:full-path="Pictures/10000000000002B80000032AB8E5AB999AFF1AB8.png" manifest:media-type="image/png"/>
  <manifest:file-entry manifest:full-path="Pictures/100000000000065C00000288722514FB913A73D2.png" manifest:media-type="image/png"/>
  <manifest:file-entry manifest:full-path="Pictures/10000000000001900000015D36FE87DF0F7A561F.png" manifest:media-type="image/png"/>
  <manifest:file-entry manifest:full-path="Pictures/1000000000000312000001EA0CCBCE53F17562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Gentium Book Basic" fo:font-size="16pt" fo:font-weight="bold"/>
    </style:style>
    <style:style style:name="P4" style:family="paragraph">
      <loext:graphic-properties draw:fill="none" draw:fill-color="#ffffff"/>
      <style:text-properties style:font-name="Gentium Book Basic" fo:font-size="16pt" fo:font-weight="bold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66cm" svg:height="7.986cm" svg:x="0.402cm" svg:y="2.032cm">
          <draw:image xlink:href="Pictures/100000000000065C00000288722514FB913A73D2.png" xlink:type="simple" xlink:show="embed" xlink:actuate="onLoad" loext:mime-type="image/png">
            <text:p/>
          </draw:image>
        </draw:frame>
        <draw:frame draw:style-name="gr1" draw:text-style-name="P1" draw:layer="layout" svg:width="9.371cm" svg:height="5.842cm" svg:x="10.16cm" svg:y="10.922cm">
          <draw:image xlink:href="Pictures/1000000000000312000001EA0CCBCE53F175626C.png" xlink:type="simple" xlink:show="embed" xlink:actuate="onLoad" loext:mime-type="image/png">
            <text:p/>
          </draw:image>
        </draw:frame>
        <draw:frame draw:style-name="gr2" draw:text-style-name="P2" draw:layer="layout" svg:width="6.696cm" svg:height="5.842cm" svg:x="2.54cm" svg:y="10.922cm">
          <draw:image xlink:href="Pictures/10000000000001900000015D36FE87DF0F7A561F.png" xlink:type="simple" xlink:show="embed" xlink:actuate="onLoad" loext:mime-type="image/png">
            <text:p/>
          </draw:image>
        </draw:frame>
        <draw:frame draw:style-name="gr2" draw:text-style-name="P2" draw:layer="layout" svg:width="10.082cm" svg:height="11.734cm" svg:x="0.508cm" svg:y="17.476cm">
          <draw:image xlink:href="Pictures/10000000000002B80000032AB8E5AB999AFF1AB8.png" xlink:type="simple" xlink:show="embed" xlink:actuate="onLoad" loext:mime-type="image/png">
            <text:p/>
          </draw:image>
        </draw:frame>
        <draw:frame draw:style-name="gr2" draw:text-style-name="P2" draw:layer="layout" svg:width="10.16cm" svg:height="11.823cm" svg:x="10.49cm" svg:y="17.476cm">
          <draw:image xlink:href="Pictures/10000000000002B90000032BDA98D87916BD9C8F.png" xlink:type="simple" xlink:show="embed" xlink:actuate="onLoad" loext:mime-type="image/png">
            <text:p/>
          </draw:image>
        </draw:frame>
        <draw:frame draw:style-name="gr3" draw:text-style-name="P4" draw:layer="layout" svg:width="4.367cm" svg:height="0.903cm" svg:x="8.89cm" svg:y="0.816cm">
          <draw:text-box>
            <text:p text:style-name="P3">Table du destin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6T10:28:23.387809676</meta:creation-date>
    <dc:date>2020-09-06T11:51:01.652350053</dc:date>
    <meta:editing-duration>PT17M41S</meta:editing-duration>
    <meta:editing-cycles>3</meta:editing-cycles>
    <meta:generator>LibreOffice/6.1.5.2$Linux_X86_64 LibreOffice_project/10$Build-2</meta:generator>
    <meta:document-statistic meta:object-count="29"/>
  </office:meta>
</office:document-meta>
</file>